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>
      <style:paragraph-properties fo:text-align="center" style:justify-single-word="false"/>
      <style:text-properties officeooo:paragraph-rsid="000f3304"/>
    </style:style>
    <style:style style:name="T1" style:family="text">
      <style:text-properties officeooo:rsid="000f3304"/>
    </style:style>
    <style:style style:name="T2" style:family="text">
      <style:text-properties style:text-underline-style="solid" style:text-underline-width="auto" style:text-underline-color="font-color" officeooo:rsid="000f330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Strong_20_Emphasis"><text:span text:style-name="T2">Java Quick Reference</text:span></text:span><text:span text:style-name="Strong_20_Emphasis"><text:span text:style-name="T1"> </text:span></text:span></text:p>
      <text:p text:style-name="Text_20_body"><text:span text:style-name="Strong_20_Emphasis"/></text:p>
      <text:p text:style-name="Text_20_body"><text:span text:style-name="Strong_20_Emphasis">Variables and Constants:</text:span></text:p>
      <text:list text:style-name="L1">
        <text:list-item>
          <text:p text:style-name="P2">Variables hold data that can be manipulated during program execution.</text:p>
        </text:list-item>
        <text:list-item>
          <text:p text:style-name="P2">Declared with a data type and an optional name.</text:p>
        </text:list-item>
        <text:list-item>
          <text:p text:style-name="P2">Constants declared using the <text:span text:style-name="Source_20_Text">final</text:span> keyword.</text:p>
        </text:list-item>
        <text:list-item>
          <text:p text:style-name="P1">Example: <text:span text:style-name="Source_20_Text">int num;</text:span>, <text:span text:style-name="Source_20_Text">final double PI = 3.14159;</text:span></text:p>
        </text:list-item>
      </text:list>
      <text:p text:style-name="Text_20_body"><text:span text:style-name="Strong_20_Emphasis">Data Types:</text:span></text:p>
      <text:list text:style-name="L2">
        <text:list-item>
          <text:p text:style-name="P4">Primitive types: <text:span text:style-name="Source_20_Text">int</text:span>, <text:span text:style-name="Source_20_Text">float</text:span>, <text:span text:style-name="Source_20_Text">double</text:span>, <text:span text:style-name="Source_20_Text">boolean</text:span>, <text:span text:style-name="Source_20_Text">char</text:span>, etc.</text:p>
        </text:list-item>
        <text:list-item>
          <text:p text:style-name="P4">Reference types: classes, arrays, interfaces, enums.</text:p>
        </text:list-item>
        <text:list-item>
          <text:p text:style-name="P3">Wrapper classes provide objects corresponding to primitive types (e.g., <text:span text:style-name="Source_20_Text">Integer</text:span>, <text:span text:style-name="Source_20_Text">Float</text:span>, <text:span text:style-name="Source_20_Text">Double</text:span>).</text:p>
        </text:list-item>
      </text:list>
      <text:p text:style-name="Text_20_body"><text:span text:style-name="Strong_20_Emphasis">Operators:</text:span></text:p>
      <text:list text:style-name="L3">
        <text:list-item>
          <text:p text:style-name="P6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.</text:p>
        </text:list-item>
        <text:list-item>
          <text:p text:style-name="P6">Relational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6">Logical: <text:span text:style-name="Source_20_Text">&amp;&amp;</text:span>, <text:span text:style-name="Source_20_Text">||</text:span>, <text:span text:style-name="Source_20_Text">!</text:span>.</text:p>
        </text:list-item>
        <text:list-item>
          <text:p text:style-name="P6">Bitwise: <text:span text:style-name="Source_20_Text">&amp;</text:span>, <text:span text:style-name="Source_20_Text">|</text:span>, <text:span text:style-name="Source_20_Text">^</text:span>, <text:span text:style-name="Source_20_Text">~</text:span>, <text:span text:style-name="Source_20_Text">&lt;&lt;</text:span>, <text:span text:style-name="Source_20_Text">&gt;&gt;</text:span>, <text:span text:style-name="Source_20_Text">&gt;&gt;&gt;</text:span>.</text:p>
        </text:list-item>
        <text:list-item>
          <text:p text:style-name="P5">Assignment: <text:span text:style-name="Source_20_Text">=</text:span>, <text:span text:style-name="Source_20_Text">+=</text:span>, <text:span text:style-name="Source_20_Text">-=</text:span>, <text:span text:style-name="Source_20_Text">*=</text:span>, <text:span text:style-name="Source_20_Text">/=</text:span>, <text:span text:style-name="Source_20_Text">%=</text:span>.</text:p>
        </text:list-item>
      </text:list>
      <text:p text:style-name="Text_20_body"><text:span text:style-name="Strong_20_Emphasis">Control Flow:</text:span></text:p>
      <text:list text:style-name="L4">
        <text:list-item>
          <text:p text:style-name="P8"><text:span text:style-name="Source_20_Text">if</text:span>, <text:span text:style-name="Source_20_Text">else if</text:span>, <text:span text:style-name="Source_20_Text">else</text:span> statements for conditional execution.</text:p>
        </text:list-item>
        <text:list-item>
          <text:p text:style-name="P8"><text:span text:style-name="Source_20_Text">switch</text:span> statement for multi-case selection.</text:p>
        </text:list-item>
        <text:list-item>
          <text:p text:style-name="P8"><text:span text:style-name="Source_20_Text">for</text:span>, <text:span text:style-name="Source_20_Text">while</text:span>, <text:span text:style-name="Source_20_Text">do-while</text:span> loops for iteration.</text:p>
        </text:list-item>
        <text:list-item>
          <text:p text:style-name="P7"><text:span text:style-name="Source_20_Text">break</text:span> and <text:span text:style-name="Source_20_Text">continue</text:span> statements for loop control.</text:p>
        </text:list-item>
      </text:list>
      <text:p text:style-name="Text_20_body"><text:span text:style-name="Strong_20_Emphasis">Methods:</text:span></text:p>
      <text:list text:style-name="L5">
        <text:list-item>
          <text:p text:style-name="P10">Modularize code by defining methods.</text:p>
        </text:list-item>
        <text:list-item>
          <text:p text:style-name="P10">Methods can have parameters and return values.</text:p>
        </text:list-item>
        <text:list-item>
          <text:p text:style-name="P9">Declaration syntax: <text:span text:style-name="Source_20_Text">return_type method_name(parameters) { body }</text:span>.</text:p>
        </text:list-item>
      </text:list>
      <text:p text:style-name="Text_20_body"><text:span text:style-name="Strong_20_Emphasis">Classes and Objects:</text:span></text:p>
      <text:list text:style-name="L6">
        <text:list-item>
          <text:p text:style-name="P12">Blueprint for creating objects.</text:p>
        </text:list-item>
        <text:list-item>
          <text:p text:style-name="P12">Classes contain data members (fields) and member methods.</text:p>
        </text:list-item>
        <text:list-item>
          <text:p text:style-name="P11">Objects are instances of classes.</text:p>
        </text:list-item>
      </text:list>
      <text:p text:style-name="Text_20_body"><text:span text:style-name="Strong_20_Emphasis">Inheritance:</text:span></text:p>
      <text:list text:style-name="L7">
        <text:list-item>
          <text:p text:style-name="P14">Allows a class to inherit properties and behavior from another class.</text:p>
        </text:list-item>
        <text:list-item>
          <text:p text:style-name="P14">Types include single inheritance, multilevel inheritance, hierarchical inheritance.</text:p>
        </text:list-item>
        <text:list-item>
          <text:p text:style-name="P13">Achieved using the <text:span text:style-name="Source_20_Text">extends</text:span> keyword.</text:p>
        </text:list-item>
      </text:list>
      <text:p text:style-name="Text_20_body"><text:soft-page-break/><text:span text:style-name="Strong_20_Emphasis">Polymorphism:</text:span></text:p>
      <text:list text:style-name="L8">
        <text:list-item>
          <text:p text:style-name="P16">Allows objects of different classes to be treated as objects of a common superclass.</text:p>
        </text:list-item>
        <text:list-item>
          <text:p text:style-name="P16">Achieved through method overriding and method overloading.</text:p>
        </text:list-item>
        <text:list-item>
          <text:p text:style-name="P15">Facilitated by inheritance and interfaces.</text:p>
        </text:list-item>
      </text:list>
      <text:p text:style-name="Text_20_body"><text:span text:style-name="Strong_20_Emphasis">Interfaces:</text:span></text:p>
      <text:list text:style-name="L9">
        <text:list-item>
          <text:p text:style-name="P18">Defines a contract for classes to implement.</text:p>
        </text:list-item>
        <text:list-item>
          <text:p text:style-name="P18">Contains method signatures but no implementation.</text:p>
        </text:list-item>
        <text:list-item>
          <text:p text:style-name="P17">Classes implement interfaces using the <text:span text:style-name="Source_20_Text">implements</text:span> keyword.</text:p>
        </text:list-item>
      </text:list>
      <text:p text:style-name="Text_20_body"><text:span text:style-name="Strong_20_Emphasis">Arrays:</text:span></text:p>
      <text:list text:style-name="L10">
        <text:list-item>
          <text:p text:style-name="P20">Contiguous collection of data elements of the same type.</text:p>
        </text:list-item>
        <text:list-item>
          <text:p text:style-name="P20">Accessed using zero-based index.</text:p>
        </text:list-item>
        <text:list-item>
          <text:p text:style-name="P19">Syntax: <text:span text:style-name="Source_20_Text">type[] arrayName = new type[size];</text:span>.</text:p>
        </text:list-item>
      </text:list>
      <text:p text:style-name="Text_20_body"><text:span text:style-name="Strong_20_Emphasis">Exceptions:</text:span></text:p>
      <text:list text:style-name="L11">
        <text:list-item>
          <text:p text:style-name="P22">Used to handle errors and exceptional conditions.</text:p>
        </text:list-item>
        <text:list-item>
          <text:p text:style-name="P22">Java's exception handling mechanism includes <text:span text:style-name="Source_20_Text">try</text:span>, <text:span text:style-name="Source_20_Text">catch</text:span>, <text:span text:style-name="Source_20_Text">finally</text:span> blocks.</text:p>
        </text:list-item>
        <text:list-item>
          <text:p text:style-name="P21">Custom exceptions can be defined by extending the <text:span text:style-name="Source_20_Text">Exception</text:span> class.</text:p>
        </text:list-item>
      </text:list>
      <text:p text:style-name="Text_20_body"><text:span text:style-name="Strong_20_Emphasis">Packages:</text:span></text:p>
      <text:list text:style-name="L12">
        <text:list-item>
          <text:p text:style-name="P24">Mechanism for organizing classes into namespaces.</text:p>
        </text:list-item>
        <text:list-item>
          <text:p text:style-name="P24">Helps in avoiding naming conflicts and improving code organization.</text:p>
        </text:list-item>
        <text:list-item>
          <text:p text:style-name="P23">Import classes from other packages using the <text:span text:style-name="Source_20_Text">import</text:span> statement.</text:p>
        </text:list-item>
      </text:list>
      <text:p text:style-name="Text_20_body"><text:span text:style-name="Strong_20_Emphasis">Generics:</text:span></text:p>
      <text:list text:style-name="L13">
        <text:list-item>
          <text:p text:style-name="P26">Provides compile-time type safety for collections and classes.</text:p>
        </text:list-item>
        <text:list-item>
          <text:p text:style-name="P26">Allows writing reusable code that works with different types.</text:p>
        </text:list-item>
        <text:list-item>
          <text:p text:style-name="P25">Syntax: <text:span text:style-name="Source_20_Text">&lt;T&gt;</text:span> for type parameterization.</text:p>
        </text:list-item>
      </text:list>
      <text:p text:style-name="Text_20_body"><text:span text:style-name="Strong_20_Emphasis">Collections Framework:</text:span></text:p>
      <text:list text:style-name="L14">
        <text:list-item>
          <text:p text:style-name="P28">Provides a set of classes and interfaces for handling collections of objects.</text:p>
        </text:list-item>
        <text:list-item>
          <text:p text:style-name="P28">Includes classes like <text:span text:style-name="Source_20_Text">ArrayList</text:span>, <text:span text:style-name="Source_20_Text">LinkedList</text:span>, <text:span text:style-name="Source_20_Text">HashMap</text:span>, <text:span text:style-name="Source_20_Text">HashSet</text:span>, etc.</text:p>
        </text:list-item>
        <text:list-item>
          <text:p text:style-name="P27">Facilitates operations like insertion, deletion, searching, and sorting.</text:p>
        </text:list-item>
      </text:list>
      <text:p text:style-name="Text_20_body"><text:span text:style-name="Strong_20_Emphasis">Concurrency:</text:span></text:p>
      <text:list text:style-name="L15">
        <text:list-item>
          <text:p text:style-name="P30">Support for multithreading and concurrent programming.</text:p>
        </text:list-item>
        <text:list-item>
          <text:p text:style-name="P30"><text:span text:style-name="Source_20_Text">Thread</text:span> class for creating and managing threads.</text:p>
        </text:list-item>
        <text:list-item>
          <text:p text:style-name="P29">Synchronization mechanisms like <text:span text:style-name="Source_20_Text">synchronized</text:span> keyword, <text:span text:style-name="Source_20_Text">wait()</text:span>, <text:span text:style-name="Source_20_Text">notify()</text:span>, <text:span text:style-name="Source_20_Text">notifyAll()</text:span> methods.</text:p>
        </text:list-item>
      </text:list>
      <text:p text:style-name="Text_20_body"><text:span text:style-name="Strong_20_Emphasis">File I/O:</text:span></text:p>
      <text:list text:style-name="L16">
        <text:list-item>
          <text:p text:style-name="P32"><text:soft-page-break/>Classes in the <text:span text:style-name="Source_20_Text">java.io</text:span> package for reading from and writing to files.</text:p>
        </text:list-item>
        <text:list-item>
          <text:p text:style-name="P31">Includes classes like <text:span text:style-name="Source_20_Text">File</text:span>, <text:span text:style-name="Source_20_Text">FileInputStream</text:span>, <text:span text:style-name="Source_20_Text">FileOutputStream</text:span>, <text:span text:style-name="Source_20_Text">BufferedReader</text:span>, <text:span text:style-name="Source_20_Text">BufferedWriter</text:span>, etc.</text:p>
        </text:list-item>
      </text:list>
      <text:p text:style-name="Text_20_body"><text:span text:style-name="Strong_20_Emphasis">Annotations:</text:span></text:p>
      <text:list text:style-name="L17">
        <text:list-item>
          <text:p text:style-name="P34">Metadata that provides data about a program.</text:p>
        </text:list-item>
        <text:list-item>
          <text:p text:style-name="P34">Used for code documentation, compile-time instructions, and runtime processing.</text:p>
        </text:list-item>
        <text:list-item>
          <text:p text:style-name="P33">Predefined annotations like <text:span text:style-name="Source_20_Text">@Override</text:span>, <text:span text:style-name="Source_20_Text">@Deprecated</text:span>, <text:span text:style-name="Source_20_Text">@SuppressWarnings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5:00.360533877</meta:creation-date>
    <dc:date>2024-04-07T12:13:21.806367176</dc:date>
    <meta:editing-duration>PT57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72" meta:word-count="489" meta:character-count="3243" meta:non-whitespace-character-count="2879"/>
  </office:meta>
</office:document-meta>
</file>